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pressionManager.setFunctions( Map func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ExpressionManager.parseVariables( String expressi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xpressionManager.parse( String expressio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